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4479in" text:list-level-position-and-space-mode="label-alignment">
          <style:list-level-label-alignment text:label-followed-by="listtab" fo:margin-left="0.6979in" fo:text-indent="-0.4479in"/>
        </style:list-level-properties>
      </text:list-level-style-number>
      <text:list-level-style-number text:level="3" style:num-format="1" text:display-levels="3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bullet text:level="1" text:style-name="WW_CharLFO2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format="1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fo:text-align="center"/>
      <style:text-properties fo:font-size="24pt" style:font-size-asian="24pt" style:font-size-complex="24pt" fo:language="it" fo:country="IT"/>
    </style:style>
    <style:style style:name="P5" style:parent-style-name="Normale" style:family="paragraph">
      <style:paragraph-properties fo:text-align="center" fo:margin-bottom="0.0833in"/>
      <style:text-properties fo:font-weight="bold" style:font-weight-asian="bold" style:font-weight-complex="bold" fo:font-size="24pt" style:font-size-asian="24pt" style:font-size-complex="24pt" fo:language="it" fo:country="IT"/>
    </style:style>
    <style:style style:name="P6" style:parent-style-name="Normale" style:family="paragraph">
      <style:paragraph-properties fo:text-align="center" fo:margin-bottom="0.0833in"/>
      <style:text-properties fo:font-size="18pt" style:font-size-asian="18pt" style:font-size-complex="18pt" fo:language="it" fo:country="IT"/>
    </style:style>
    <style:style style:name="P7" style:parent-style-name="Normale" style:family="paragraph">
      <style:paragraph-properties fo:text-align="center" fo:margin-bottom="0.0833in"/>
      <style:text-properties fo:language="it" fo:country="IT"/>
    </style:style>
    <style:style style:name="P8" style:parent-style-name="Normale" style:family="paragraph">
      <style:paragraph-properties fo:text-align="center" fo:margin-bottom="0.0833in"/>
    </style:style>
    <style:style style:name="T9" style:parent-style-name="Car.predefinitoparagrafo" style:family="text">
      <style:text-properties fo:font-size="16pt" style:font-size-asian="16pt" style:font-size-complex="16pt"/>
    </style:style>
    <style:style style:name="P10" style:parent-style-name="Normale" style:family="paragraph">
      <style:paragraph-properties fo:text-align="center" fo:margin-bottom="0.0833in"/>
      <style:text-properties fo:font-size="18pt" style:font-size-asian="18pt" style:font-size-complex="18pt" fo:language="it" fo:country="IT"/>
    </style:style>
    <style:style style:name="P11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12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13" style:parent-style-name="Titolo" style:family="paragraph">
      <style:paragraph-properties fo:text-align="center"/>
      <style:text-properties fo:language="it" fo:country="IT"/>
    </style:style>
    <style:style style:name="P14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15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16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17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18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19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20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21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22" style:parent-style-name="Normale" style:family="paragraph">
      <style:paragraph-properties fo:text-align="center" fo:margin-bottom="0.0833in"/>
      <style:text-properties fo:font-size="16pt" style:font-size-asian="16pt" style:font-size-complex="16pt" fo:language="it" fo:country="IT"/>
    </style:style>
    <style:style style:name="P23" style:parent-style-name="Nessunaspaziatura" style:family="paragraph">
      <style:paragraph-properties fo:text-align="justify"/>
      <style:text-properties fo:font-weight="bold" style:font-weight-asian="bold" style:font-weight-complex="bold" style:use-window-font-color="true" fo:font-size="14pt" style:font-size-asian="14pt" style:font-size-complex="14pt" fo:language="it" fo:country="IT"/>
    </style:style>
    <style:style style:name="P24" style:parent-style-name="Normale" style:family="paragraph">
      <style:text-properties fo:font-size="14pt" style:font-size-asian="14pt" style:font-size-complex="14pt" fo:language="it" fo:country="IT"/>
    </style:style>
    <style:style style:name="P25" style:parent-style-name="Normale" style:family="paragraph">
      <style:paragraph-properties fo:text-align="center" fo:margin-bottom="0.0833in"/>
      <style:text-properties fo:language="it" fo:country="IT"/>
    </style:style>
    <style:style style:name="P26" style:parent-style-name="Normale" style:family="paragraph">
      <style:paragraph-properties fo:text-align="center" fo:margin-bottom="0.0833in"/>
    </style:style>
    <style:style style:name="T27" style:parent-style-name="Car.predefinitoparagrafo" style:family="text">
      <style:text-properties fo:font-size="16pt" style:font-size-asian="16pt" style:font-size-complex="16pt"/>
    </style:style>
    <style:style style:name="P28" style:parent-style-name="Normale" style:family="paragraph">
      <style:paragraph-properties fo:text-align="center" fo:margin-bottom="0.0833in"/>
      <style:text-properties fo:font-weight="bold" style:font-weight-asian="bold" style:font-weight-complex="bold" fo:font-size="16pt" style:font-size-asian="16pt" style:font-size-complex="16pt" fo:language="it" fo:country="IT"/>
    </style:style>
    <style:style style:name="P29" style:parent-style-name="Titolo" style:family="paragraph">
      <style:paragraph-properties fo:break-before="page" fo:border-top="none" fo:border-left="none" fo:border-bottom="0.0138in solid #000000" fo:border-right="none" fo:padding-top="0in" fo:padding-left="0in" fo:padding-bottom="0.0138in" fo:padding-right="0in" style:shadow="none"/>
    </style:style>
    <style:style style:name="P3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31" style:parent-style-name="Collegamentoipertestuale" style:family="text">
      <style:text-properties fo:language="it" fo:country="IT"/>
    </style:style>
    <style:style style:name="T32" style:parent-style-name="Car.predefinitoparagrafo" style:family="text">
      <style:text-properties fo:language="it" fo:country="IT"/>
    </style:style>
    <style:style style:name="P33" style:parent-style-name="Titolo1" style:family="paragraph">
      <style:paragraph-properties fo:break-before="page">
        <style:tab-stops>
          <style:tab-stop style:type="center" style:position="3.3465in"/>
        </style:tab-stops>
      </style:paragraph-properties>
      <style:text-properties fo:language="it" fo:country="IT"/>
    </style:style>
    <style:style style:name="P34" style:parent-style-name="Normale" style:family="paragraph">
      <style:text-properties fo:language="it" fo:country="IT"/>
    </style:style>
    <style:style style:name="P35" style:parent-style-name="Normale" style:family="paragraph">
      <style:paragraph-properties fo:line-height="150%"/>
    </style:style>
    <style:style style:name="T36" style:parent-style-name="Car.predefinitoparagrafo" style:family="text">
      <style:text-properties fo:language="it" fo:country="IT"/>
    </style:style>
    <style:style style:name="T37" style:parent-style-name="Car.predefinitoparagrafo" style:family="text">
      <style:text-properties fo:font-style="italic" style:font-style-asian="italic" style:font-style-complex="italic" fo:language="it" fo:country="IT"/>
    </style:style>
    <style:style style:name="T38" style:parent-style-name="Car.predefinitoparagrafo" style:family="text">
      <style:text-properties fo:language="it" fo:country="IT"/>
    </style:style>
    <style:style style:name="P39" style:parent-style-name="Normale" style:family="paragraph">
      <style:paragraph-properties fo:line-height="150%"/>
    </style:style>
    <style:style style:name="T40" style:parent-style-name="Car.predefinitoparagrafo" style:family="text">
      <style:text-properties fo:language="it" fo:country="IT"/>
    </style:style>
    <style:style style:name="T41" style:parent-style-name="Car.predefinitoparagrafo" style:family="text">
      <style:text-properties fo:font-style="italic" style:font-style-asian="italic" style:font-style-complex="italic" fo:language="it" fo:country="IT"/>
    </style:style>
    <style:style style:name="P42" style:parent-style-name="Normale" style:family="paragraph">
      <style:paragraph-properties fo:text-align="start" fo:margin-top="0.0208in" fo:margin-bottom="0in"/>
      <style:text-properties fo:language="it" fo:country="IT" fo:hyphenate="false"/>
    </style:style>
    <style:style style:name="P43" style:parent-style-name="Titolo1" style:family="paragraph">
      <style:paragraph-properties fo:break-before="page"/>
      <style:text-properties fo:language="it" fo:country="IT"/>
    </style:style>
    <style:style style:name="P44" style:parent-style-name="Normale" style:family="paragraph">
      <style:text-properties fo:language="it" fo:country="IT"/>
    </style:style>
    <style:style style:name="P45" style:parent-style-name="Normale" style:family="paragraph">
      <style:text-properties fo:language="it" fo:country="IT"/>
    </style:style>
    <style:style style:name="P46" style:parent-style-name="Titolo2" style:list-style-name="LFO42" style:family="paragraph">
      <style:text-properties fo:language="it" fo:country="IT"/>
    </style:style>
    <style:style style:name="P47" style:parent-style-name="Normale" style:family="paragraph">
      <style:paragraph-properties fo:line-height="150%"/>
    </style:style>
    <style:style style:name="T48" style:parent-style-name="Car.predefinitoparagrafo" style:family="text">
      <style:text-properties fo:language="it" fo:country="IT"/>
    </style:style>
    <style:style style:name="T49" style:parent-style-name="Car.predefinitoparagrafo" style:family="text">
      <style:text-properties fo:font-weight="bold" style:font-weight-asian="bold" style:font-weight-complex="bold" fo:language="it" fo:country="IT"/>
    </style:style>
    <style:style style:name="T50" style:parent-style-name="Car.predefinitoparagrafo" style:family="text">
      <style:text-properties fo:language="it" fo:country="IT"/>
    </style:style>
    <style:style style:name="T51" style:parent-style-name="Car.predefinitoparagrafo" style:family="text">
      <style:text-properties fo:font-style="italic" style:font-style-asian="italic" style:font-style-complex="italic" fo:language="it" fo:country="IT"/>
    </style:style>
    <style:style style:name="T52" style:parent-style-name="Car.predefinitoparagrafo" style:family="text">
      <style:text-properties fo:language="it" fo:country="IT"/>
    </style:style>
    <style:style style:name="T53" style:parent-style-name="Car.predefinitoparagrafo" style:family="text">
      <style:text-properties fo:language="it" fo:country="IT"/>
    </style:style>
    <style:style style:name="T54" style:parent-style-name="Car.predefinitoparagrafo" style:family="text">
      <style:text-properties fo:language="it" fo:country="IT"/>
    </style:style>
    <style:style style:name="T55" style:parent-style-name="Car.predefinitoparagrafo" style:family="text">
      <style:text-properties fo:font-weight="bold" style:font-weight-asian="bold" style:font-weight-complex="bold" fo:language="it" fo:country="IT"/>
    </style:style>
    <style:style style:name="T56" style:parent-style-name="Car.predefinitoparagrafo" style:family="text">
      <style:text-properties fo:language="it" fo:country="IT"/>
    </style:style>
    <style:style style:name="P57" style:parent-style-name="Normale" style:family="paragraph">
      <style:paragraph-properties fo:line-height="150%"/>
    </style:style>
    <style:style style:name="T58" style:parent-style-name="Car.predefinitoparagrafo" style:family="text">
      <style:text-properties fo:language="it" fo:country="IT"/>
    </style:style>
    <style:style style:name="T59" style:parent-style-name="Car.predefinitoparagrafo" style:family="text">
      <style:text-properties fo:font-style="italic" style:font-style-asian="italic" style:font-style-complex="italic" fo:language="it" fo:country="IT"/>
    </style:style>
    <style:style style:name="T60" style:parent-style-name="Car.predefinitoparagrafo" style:family="text">
      <style:text-properties fo:language="it" fo:country="IT"/>
    </style:style>
    <style:style style:name="P61" style:parent-style-name="Normale" style:family="paragraph">
      <style:text-properties fo:language="it" fo:country="IT"/>
    </style:style>
    <style:style style:name="P62" style:parent-style-name="Titolo1" style:family="paragraph">
      <style:paragraph-properties fo:break-before="page"/>
      <style:text-properties fo:language="it" fo:country="IT"/>
    </style:style>
    <style:style style:name="P63" style:parent-style-name="Titolo1" style:family="paragraph">
      <style:paragraph-properties fo:break-before="page"/>
      <style:text-properties fo:language="it" fo:country="IT"/>
    </style:style>
    <style:style style:name="P64" style:parent-style-name="Normale" style:family="paragraph">
      <style:text-properties fo:language="it" fo:country="IT"/>
    </style:style>
    <style:style style:name="P65" style:parent-style-name="Paragrafoelenco" style:list-style-name="LFO41" style:family="paragraph">
      <style:paragraph-properties fo:line-height="200%"/>
    </style:style>
    <style:style style:name="T66" style:parent-style-name="Collegamentoipertestuale" style:family="text">
      <style:text-properties fo:language="it" fo:country="IT"/>
    </style:style>
    <style:style style:name="P67" style:parent-style-name="Paragrafoelenco" style:list-style-name="LFO41" style:family="paragraph">
      <style:paragraph-properties fo:line-height="200%"/>
    </style:style>
    <style:style style:name="P68" style:parent-style-name="Paragrafoelenco" style:list-style-name="LFO41" style:family="paragraph">
      <style:paragraph-properties fo:line-height="200%"/>
    </style:style>
    <style:style style:name="P69" style:parent-style-name="Paragrafoelenco" style:list-style-name="LFO41" style:family="paragraph">
      <style:paragraph-properties fo:line-height="200%"/>
    </style:style>
    <style:style style:name="P70" style:parent-style-name="Paragrafoelenco" style:list-style-name="LFO41" style:family="paragraph">
      <style:paragraph-properties fo:line-height="200%"/>
    </style:style>
    <style:style style:name="P71" style:parent-style-name="Paragrafoelenco" style:list-style-name="LFO41" style:family="paragraph">
      <style:paragraph-properties fo:line-height="200%"/>
    </style:style>
    <style:style style:name="P72" style:parent-style-name="Paragrafoelenco" style:list-style-name="LFO41" style:family="paragraph">
      <style:paragraph-properties fo:line-height="200%"/>
    </style:style>
    <style:style style:name="P73" style:parent-style-name="Normale" style:family="paragraph">
      <style:paragraph-properties fo:text-align="start" fo:margin-top="0.0208in" fo:margin-bottom="0in"/>
      <style:text-properties fo:hyphenate="false"/>
    </style:style>
    <style:style style:name="P74" style:parent-style-name="Titolo1" style:family="paragraph">
      <style:paragraph-properties fo:break-before="page"/>
      <style:text-properties fo:language="it" fo:country="IT"/>
    </style:style>
    <style:style style:name="P75" style:parent-style-name="Normale" style:family="paragraph">
      <style:paragraph-properties fo:line-height="200%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bookmark-start text:name="_Hlk87222949"/><text:bookmark-start text:name="_Hlk86260067"/><text:bookmark-end text:name="_Hlk87222949"/>UNIVERSITÀ DEGLI STUDI DI MODENA E REGGIO EMILIA</text:p>
      <text:p text:style-name="P5"/>
      <text:p text:style-name="P6">Dipartimento di Ingegneria “Enzo Ferrari”</text:p>
      <text:p text:style-name="P7"/>
      <text:p text:style-name="P8"><text:span text:style-name="T9"><draw:connector draw:type="line" svg:x1="0in" svg:y1="0.01736in" svg:x2="5.61389in" svg:y2="0.01736in" draw:z-index="251659264" draw:id="id0" draw:style-name="a0" draw:name="Connettore diritto 2" text:anchor-type="paragraph"><svg:title/><svg:desc/></draw:connector></text:span></text:p>
      <text:p text:style-name="P10">Corso di Laurea Triennale in Ingegneria Informatica</text:p>
      <text:p text:style-name="P11"/>
      <text:p text:style-name="P12"/>
      <text:p text:style-name="P13"><text:bookmark-start text:name="_Toc85719260"/>INDICIZZAZIONE E RICERCA DI TESTI DI ESAME UTILIZZANDO LA PIATTAFORMA DI RICERCA “APACHE SOLR”<text:bookmark-end text:name="_Toc85719260"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bookmark-start text:name="_Toc85719261"/>Tutor:<text:tab/><text:tab/><text:tab/><text:tab/><text:tab/><text:tab/><text:tab/><text:tab/><text:tab/><text:tab/>Elaborato<text:s/><text:bookmark-end text:name="_Toc85719261"/>di:</text:p>
      <text:p text:style-name="P24"><text:bookmark-start text:name="_Toc85719262"/>Chiar.ma Prof.ssa Letizia Leonardi<text:tab/><text:tab/><text:tab/><text:tab/><text:tab/>Labieni Tommaso<text:bookmark-end text:name="_Toc85719262"/></text:p>
      <text:p text:style-name="P25"/>
      <text:p text:style-name="P26"><text:span text:style-name="T27"><draw:connector draw:type="line" svg:x1="0in" svg:y1="0.09867in" svg:x2="5.61389in" svg:y2="0.09867in" draw:z-index="251660288" draw:id="id1" draw:style-name="a1" draw:name="Connettore diritto 5" text:anchor-type="paragraph"><svg:title/><svg:desc/></draw:connector></text:span></text:p>
      <text:soft-page-break/>
      <text:p text:style-name="P28">Anno Accademico 2020-2021<text:bookmark-start text:name="_Hlk86259381"/><text:bookmark-end text:name="_Hlk86260067"/></text:p>
      <text:soft-page-break/>
      <text:p text:style-name="P29">I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ommario1"><text:a xlink:href="#_Toc93312796" office:target-frame-name="_top" xlink:show="replace"><text:span text:style-name="Collegamentoipertestuale">INTRODUZIONE</text:span><text:tab/>3</text:a></text:p>
          <text:p text:style-name="Sommario1"><text:a xlink:href="#_Toc93312797" office:target-frame-name="_top" xlink:show="replace"><text:span text:style-name="Collegamentoipertestuale">CAPITOLO 1 – INSTALLAZIONE DEI SOFTWARE NECESSARI</text:span><text:tab/>4</text:a></text:p>
          <text:p text:style-name="P30"><text:a xlink:href="#_Toc93312798" office:target-frame-name="_top" xlink:show="replace"><text:span text:style-name="T31">1.1 GENERALITÀ</text:span><text:tab/>4</text:a></text:p>
          <text:p text:style-name="Sommario1"><text:a xlink:href="#_Toc93312799" office:target-frame-name="_top" xlink:show="replace"><text:span text:style-name="Collegamentoipertestuale">CONCLUSIONI</text:span><text:tab/>5</text:a></text:p>
          <text:p text:style-name="Sommario1"><text:a xlink:href="#_Toc93312800" office:target-frame-name="_top" xlink:show="replace"><text:span text:style-name="Collegamentoipertestuale">BIBLIOGRAFIA</text:span><text:tab/>6</text:a></text:p>
          <text:p text:style-name="Sommario1"><text:a xlink:href="#_Toc93312801" office:target-frame-name="_top" xlink:show="replace"><text:span text:style-name="Collegamentoipertestuale">APPENDICE</text:span><text:tab/>7</text:a></text:p>
        </text:index-body>
      </text:table-of-content>
      <text:p text:style-name="Normale"><text:bookmark-start text:name="_Toc85730450"/><text:bookmark-start text:name="_Toc85882372"/><text:bookmark-start text:name="_Toc85922655"/><text:bookmark-start text:name="_Toc86143592"/><text:bookmark-start text:name="_Toc86402906"/><text:bookmark-start text:name="_Toc86834802"/><text:bookmark-start text:name="_Toc86911238"/><text:span text:style-name="T32"><text:tab/></text:span></text:p>
      <text:h text:style-name="P33" text:outline-level="1"><text:bookmark-start text:name="_Toc86963052"/><text:bookmark-start text:name="_Toc87008814"/><text:bookmark-start text:name="_Toc87095200"/><text:bookmark-start text:name="_Toc87182423"/><text:bookmark-start text:name="_Toc87224010"/><text:bookmark-start text:name="_Toc87309800"/><text:bookmark-start text:name="_Toc93312796"/><text:soft-page-break/>INTRODUZIONE<text:bookmark-end text:name="_Toc85730450"/><text:bookmark-end text:name="_Toc85882372"/><text:bookmark-end text:name="_Toc85922655"/><text:bookmark-end text:name="_Toc86143592"/><text:bookmark-end text:name="_Toc86402906"/><text:bookmark-end text:name="_Toc86834802"/><text:bookmark-end text:name="_Toc86911238"/><text:bookmark-end text:name="_Toc86963052"/><text:bookmark-end text:name="_Toc87008814"/><text:bookmark-end text:name="_Toc87095200"/><text:bookmark-end text:name="_Toc87182423"/><text:bookmark-end text:name="_Toc87224010"/><text:bookmark-end text:name="_Toc87309800"/><text:bookmark-end text:name="_Toc93312796"/></text:h>
      <text:p text:style-name="P34"/>
      <text:p text:style-name="P35"><text:span text:style-name="T36">Scopo di questo elaborato è quello di realizzare un’applicazione web per consentire agli studenti di effettuare ricerche mirate sui vari testi di esame dell’insegnamento “</text:span><text:span text:style-name="T37">Sistemi Operativi e Lab.</text:span><text:span text:style-name="T38">” della Laurea Triennale in Ingegneria Informatica.</text:span></text:p>
      <text:p text:style-name="P39"><text:span text:style-name="T40">//<text:s/></text:span><text:span text:style-name="T41">TODO</text:span></text:p>
      <text:p text:style-name="P42"><text:bookmark-start text:name="_Toc85730451"/><text:bookmark-start text:name="_Toc85882373"/><text:bookmark-start text:name="_Toc85922656"/><text:bookmark-start text:name="_Toc86143593"/><text:bookmark-start text:name="_Toc86402907"/><text:bookmark-start text:name="_Toc86834803"/><text:bookmark-start text:name="_Toc86911239"/><text:bookmark-start text:name="_Toc86963053"/><text:bookmark-start text:name="_Toc87008815"/><text:bookmark-start text:name="_Toc87095201"/><text:bookmark-start text:name="_Toc87182424"/></text:p>
      <text:h text:style-name="P43" text:outline-level="1"><text:bookmark-start text:name="_Toc87224011"/><text:bookmark-start text:name="_Toc87309801"/><text:bookmark-start text:name="_Toc93312797"/><text:soft-page-break/>ESERCIZIO 1 –<text:s/><text:bookmark-end text:name="_Toc85730451"/><text:bookmark-end text:name="_Toc85882373"/><text:bookmark-end text:name="_Toc85922656"/><text:bookmark-end text:name="_Toc86143593"/><text:bookmark-end text:name="_Toc86402907"/><text:bookmark-end text:name="_Toc86834803"/><text:bookmark-end text:name="_Toc86911239"/><text:bookmark-end text:name="_Toc86963053"/><text:bookmark-end text:name="_Toc87008815"/><text:bookmark-end text:name="_Toc87095201"/><text:bookmark-end text:name="_Toc87182424"/><text:bookmark-end text:name="_Toc87224011"/><text:bookmark-end text:name="_Toc87309801"/><text:bookmark-end text:name="_Toc93312797"/>IL PROBLEMA<text:s/>DEL “SENATE BUS”</text:h>
      <text:p text:style-name="P44"/>
      <text:p text:style-name="P45">Questo problema è basato originariamente sul “Senate Bus” del College di Wellesley.</text:p>
      <text:list text:style-name="LFO42" text:continue-numbering="true">
        <text:list-item>
          <text:list>
            <text:list-item>
              <text:p text:style-name="P46">Descrizione del Problema</text:p>
            </text:list-item>
          </text:list>
        </text:list-item>
      </text:list>
      <text:p text:style-name="P47"><text:span text:style-name="T48">I passeggeri arrivano alla fermata dell’autobus in attesa che arrivi. Quando l’autobus giunge alla fermata,<text:s/></text:span><text:span text:style-name="T49">tutti i riders in attesa</text:span><text:span text:style-name="T50"><text:s/>invocano la funzione<text:s/></text:span><text:span text:style-name="T51">boardBus</text:span><text:span text:style-name="T52">, tuttavia</text:span><text:span text:style-name="T53">,<text:s/></text:span><text:span text:style-name="T54">chiunque arrivi alla fermata<text:s/></text:span><text:span text:style-name="T55">mentre l’autobus sta facendo salire i passeggeri</text:span><text:span text:style-name="T56">, dovrà aspettare la corsa successiva. La capacità del bus è di 50 passeggeri; se ci dovessero essere più di 50 persone in attesa, alcune di essere dovranno aspettare il prossimo bus.</text:span></text:p>
      <text:p text:style-name="P57"><text:span text:style-name="T58">Quanto tutti i passeggeri in attesa sono saliti sul bus, quest’ultimo invocherà la funzione<text:s/></text:span><text:span text:style-name="T59">depart</text:span><text:span text:style-name="T60">. Se l’autobus dovesse arrivano quando non c’è alcun passeggero in attesa, questo partirà immediatamente.</text:span></text:p>
      <text:p text:style-name="P61"/>
      <text:h text:style-name="P62" text:outline-level="1"><text:bookmark-start text:name="_Toc85922666"/><text:bookmark-start text:name="_Toc86143605"/><text:bookmark-start text:name="_Toc86402919"/><text:bookmark-start text:name="_Toc86963094"/><text:bookmark-start text:name="_Toc87008857"/><text:bookmark-start text:name="_Toc87095244"/><text:bookmark-start text:name="_Toc87182467"/><text:bookmark-start text:name="_Toc87224055"/><text:bookmark-start text:name="_Toc87309842"/><text:bookmark-start text:name="_Toc93312799"/><text:bookmark-end text:name="_Hlk86259381"/><text:soft-page-break/>CONCLUSIONI<text:bookmark-end text:name="_Toc86963094"/><text:bookmark-end text:name="_Toc87008857"/><text:bookmark-end text:name="_Toc87095244"/><text:bookmark-end text:name="_Toc87182467"/><text:bookmark-end text:name="_Toc87224055"/><text:bookmark-end text:name="_Toc87309842"/><text:bookmark-end text:name="_Toc93312799"/></text:h>
      <text:h text:style-name="P63" text:outline-level="1"><text:bookmark-start text:name="_Toc86834843"/><text:bookmark-start text:name="_Toc86911279"/><text:bookmark-start text:name="_Toc86963095"/><text:bookmark-start text:name="_Toc87008858"/><text:bookmark-start text:name="_Toc87095245"/><text:bookmark-start text:name="_Toc87182468"/><text:bookmark-start text:name="_Toc87224056"/><text:bookmark-start text:name="_Toc87309843"/><text:bookmark-start text:name="_Toc93312800"/><text:soft-page-break/>BIBLIOGRAFIA<text:bookmark-end text:name="_Toc85922666"/><text:bookmark-end text:name="_Toc86143605"/><text:bookmark-end text:name="_Toc86402919"/><text:bookmark-end text:name="_Toc86834843"/><text:bookmark-end text:name="_Toc86911279"/><text:bookmark-end text:name="_Toc86963095"/><text:bookmark-end text:name="_Toc87008858"/><text:bookmark-end text:name="_Toc87095245"/><text:bookmark-end text:name="_Toc87182468"/><text:bookmark-end text:name="_Toc87224056"/><text:bookmark-end text:name="_Toc87309843"/><text:bookmark-end text:name="_Toc93312800"/></text:h>
      <text:p text:style-name="P64"/>
      <text:list text:style-name="LFO41" text:continue-numbering="true">
        <text:list-item>
          <text:p text:style-name="P65"><text:a xlink:href="http://tomcat.apache.org/" office:target-frame-name="_top" xlink:show="replace"><text:span text:style-name="T66">http://tomcat.apache.org/</text:span></text:a></text:p>
        </text:list-item>
        <text:list-item>
          <text:p text:style-name="P67"><text:a xlink:href="https://solr.apache.org/features.html" office:target-frame-name="_top" xlink:show="replace"><text:span text:style-name="Collegamentoipertestuale">https://solr.apache.org/features.html</text:span></text:a></text:p>
        </text:list-item>
        <text:list-item>
          <text:p text:style-name="P68"><text:a xlink:href="https://solr.apache.org/whoweare.html" office:target-frame-name="_top" xlink:show="replace"><text:span text:style-name="Collegamentoipertestuale">https://solr.apache.org/whoweare.html</text:span></text:a></text:p>
        </text:list-item>
        <text:list-item>
          <text:p text:style-name="P69"><text:a xlink:href="https://en.wikipedia.org/wiki/Apache_Solr" office:target-frame-name="_top" xlink:show="replace"><text:span text:style-name="Collegamentoipertestuale">https://en.wikipedia.org/wiki/Apache_Solr</text:span></text:a></text:p>
        </text:list-item>
        <text:list-item>
          <text:p text:style-name="P70"><text:a xlink:href="http://www.solrtutorial.com/basic-solr-concepts.html" office:target-frame-name="_top" xlink:show="replace"><text:span text:style-name="Collegamentoipertestuale">http://www.solrtutorial.com/basic-solr-concepts.html</text:span></text:a></text:p>
        </text:list-item>
        <text:list-item>
          <text:p text:style-name="P71"><text:a xlink:href="https://it.wikipedia.org/wiki/Apache_Tika" office:target-frame-name="_top" xlink:show="replace"><text:span text:style-name="Collegamentoipertestuale">https://it.wikipedia.org/wiki/Apache_Tika</text:span></text:a></text:p>
        </text:list-item>
        <text:list-item>
          <text:p text:style-name="P72"><text:a xlink:href="https://solr.apache.org/guide/8_8/using-solrj.html" office:target-frame-name="_top" xlink:show="replace"><text:span text:style-name="Collegamentoipertestuale">https://solr.apache.org/guide/8_8/using-solrj.html</text:span></text:a></text:p>
        </text:list-item>
      </text:list>
      <text:p text:style-name="P73"><text:bookmark-start text:name="_Toc86834842"/><text:bookmark-start text:name="_Toc86911278"/><text:bookmark-start text:name="_Toc86963096"/><text:bookmark-start text:name="_Toc87008859"/></text:p>
      <text:h text:style-name="P74" text:outline-level="1"><text:bookmark-start text:name="_Toc87095246"/><text:bookmark-start text:name="_Toc87182469"/><text:bookmark-start text:name="_Toc87224057"/><text:bookmark-start text:name="_Toc87309844"/><text:bookmark-start text:name="_Toc93312801"/><text:soft-page-break/>APPENDICE<text:bookmark-end text:name="_Toc86834842"/><text:bookmark-end text:name="_Toc86911278"/><text:bookmark-end text:name="_Toc86963096"/><text:bookmark-end text:name="_Toc87008859"/><text:bookmark-end text:name="_Toc87095246"/><text:bookmark-end text:name="_Toc87182469"/><text:bookmark-end text:name="_Toc87224057"/><text:bookmark-end text:name="_Toc87309844"/><text:bookmark-end text:name="_Toc93312801"/></text:h>
      <text:p text:style-name="P75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2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/>
      <style:text-properties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Titolo2" style:display-name="Titolo 2" style:family="paragraph" style:parent-style-name="Normale" style:default-outline-level="2">
      <style:paragraph-properties fo:margin-top="0.0694in"/>
      <style:text-properties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Titolo3" style:display-name="Titolo 3" style:family="paragraph" style:parent-style-name="Normale" style:default-outline-level="3">
      <style:paragraph-properties fo:margin-top="0.0694in"/>
      <style:text-properties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4472C4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388in" fo:margin-bottom="0in"/>
      <style:text-properties style:font-name="Calibri Light" fo:color="#1F3763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1F3763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1388in" fo:margin-bottom="0in"/>
      <style:text-properties style:font-name="Calibri Light" fo:color="#4472C4" fo:font-size="10pt" style:font-size-asian="10pt" style:font-size-complex="10pt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e" style:display-name="Normale" style:family="paragraph">
      <style:paragraph-properties fo:text-align="justify" fo:margin-top="0.0833in" fo:margin-bottom="0.0694in" fo:line-height="100%"/>
      <style:text-properties style:font-name="Times New Roman" style:font-name-asian="Times New Roman" style:font-name-complex="Times New Roman" fo:font-size="12pt" style:font-size-asian="12pt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Titolo2Carattere" style:display-name="Titolo 2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Titolo3Carattere" style:display-name="Titolo 3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sommario" style:display-name="Titolo sommario" style:family="paragraph" style:parent-style-name="Titolo1" style:next-style-name="Normale">
      <style:paragraph-properties fo:keep-with-next="always" fo:keep-together="always" fo:margin-top="0.1666in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hyphenate="false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1F3763" fo:font-size="12pt" style:font-size-asian="12pt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2pt" style:font-size-asian="12pt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color="#4472C4" fo:font-size="10pt" style:font-size-asian="10pt" style:font-size-complex="10pt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fault" style:display-name="Default" style:family="paragraph">
      <style:paragraph-properties style:text-autospace="none" fo:margin-top="0.0208in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Testonotaapièdipagina" style:display-name="Testo nota a piè di pagina" style:family="paragraph" style:parent-style-name="Normale">
      <style:paragraph-properties fo:margin-bottom="0in"/>
      <style:text-properties fo:font-size="10pt" style:font-size-asian="10pt"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name="Times New Roman" style:font-name-asian="Times New Roman" style:font-name-complex="Times New Roman"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3.6%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style:font-name="Times New Roman" style:font-name-asian="Times New Roman" style:font-name-complex="Times New Roman" fo:font-size="12pt" style:font-size-asian="12pt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color="#4472C4" fo:font-size="9pt" style:font-size-asian="9pt" style:font-size-complex="9pt" fo:hyphenate="false"/>
    </style:style>
    <style:style style:name="Titolo" style:display-name="Titolo" style:family="paragraph" style:parent-style-name="Normale" style:next-style-name="Normale">
      <style:paragraph-properties style:contextual-spacing="true" fo:margin-bottom="0.2083in"/>
      <style:text-properties fo:font-weight="bold" style:font-weight-asian="bold" fo:letter-spacing="0.0034in" fo:font-size="20pt" style:font-size-asian="20pt" style:font-size-complex="26pt" fo:hyphenate="false"/>
    </style:style>
    <style:style style:name="TitoloCarattere" style:display-name="Titolo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fo:letter-spacing="0.0034in" fo:font-size="20pt" style:font-size-asian="20pt" style:font-size-complex="26pt"/>
    </style:style>
    <style:style style:name="Sottotitolo" style:display-name="Sottotitolo" style:family="paragraph" style:parent-style-name="Normale" style:next-style-name="Normale">
      <style:paragraph-properties fo:text-align="center"/>
      <style:text-properties style:font-name="Calibri" fo:font-style="italic" style:font-style-asian="italic" style:font-style-complex="italic" fo:color="#808080" fo:letter-spacing="0.0104in" style:font-size-complex="12pt" fo:hyphenate="false"/>
    </style:style>
    <style:style style:name="SottotitoloCarattere" style:display-name="Sottotitolo Carattere" style:family="text" style:parent-style-name="Car.predefinitoparagrafo">
      <style:text-properties style:font-name="Calibri" style:font-name-asian="Times New Roman" style:font-name-complex="Times New Roman" fo:font-style="italic" style:font-style-asian="italic" style:font-style-complex="italic" fo:color="#808080" fo:letter-spacing="0.0104in" fo:font-size="12pt" style:font-size-asian="12pt" style:font-size-complex="12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text-align="center" fo:margin-top="0.0208in" fo:margin-bottom="0in" fo:line-height="100%"/>
      <style:text-properties style:font-name="Calibri" style:font-name-asian="Times New Roman" style:font-name-complex="Times New Roman" fo:font-style="italic" style:font-style-asian="italic" fo:color="#808080" fo:font-size="12pt" style:font-size-asian="12pt" fo:hyphenate="false"/>
    </style:style>
    <style:style style:name="Citazione" style:display-name="Citazione" style:family="paragraph" style:parent-style-name="Normale" style:next-style-name="Normale">
      <style:text-properties fo:font-style="italic" style:font-style-asian="italic" style:font-style-complex="italic" fo:color="#000000" fo:hyphenate="false"/>
    </style:style>
    <style:style style:name="CitazioneCarattere" style:display-name="Citazione Carattere" style:family="text" style:parent-style-name="Car.predefinitoparagrafo">
      <style:text-properties style:font-name="Times New Roman" style:font-name-asian="Times New Roman" style:font-name-complex="Times New Roman" fo:font-style="italic" style:font-style-asian="italic" style:font-style-complex="italic" fo:color="#000000" fo:font-size="12pt" style:font-size-asian="12pt"/>
    </style:style>
    <style:style style:name="Citazioneintensa" style:display-name="Citazione intensa" style:family="paragraph" style:parent-style-name="Normale" style:next-style-name="Normale">
      <style:paragraph-properties fo:border-top="none" fo:border-left="none" fo:border-bottom="0.0069in solid #4472C4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472C4" fo:hyphenate="false"/>
    </style:style>
    <style:style style:name="CitazioneintensaCarattere" style:display-name="Citazione intensa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4472C4" fo:font-size="12pt" style:font-size-asian="12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808080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472C4"/>
    </style:style>
    <style:style style:name="Riferimentodelicato" style:display-name="Riferimento delicato" style:family="text" style:parent-style-name="Car.predefinitoparagrafo">
      <style:text-properties fo:font-variant="small-caps" fo:color="#ED7D31" style:text-underline-type="single" style:text-underline-style="solid" style:text-underline-width="auto" style:text-underline-mode="continuous" style:text-underline-color="font-color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 fo:letter-spacing="0.0034in"/>
    </style:style>
    <style:style style:name="Sommario1" style:display-name="Sommario 1" style:family="paragraph" style:parent-style-name="Normale" style:next-style-name="Normale" style:auto-update="true">
      <style:paragraph-properties>
        <style:tab-stops>
          <style:tab-stop style:type="right" style:leader-style="dotted" style:leader-text="." style:position="6.6861in"/>
        </style:tab-stops>
      </style:paragraph-properties>
      <style:text-properties fo:font-weight="bold" style:font-weight-asian="bold" style:font-weight-complex="bold" fo:language="it" fo:country="I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2" style:display-name="Sommario 2" style:family="paragraph" style:parent-style-name="Normale" style:next-style-name="Normale" style:auto-update="true">
      <style:paragraph-properties fo:margin-left="0.1666in">
        <style:tab-stops/>
      </style:paragraph-properties>
      <style:text-properties fo:hyphenate="false"/>
    </style:style>
    <style:style style:name="PreformattatoHTML" style:display-name="Preformattato HTML" style:family="paragraph" style:parent-style-name="Normale">
      <style:paragraph-properties fo:text-align="start" fo:margin-top="0in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en" style:country-asian="GB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Sommario3" style:display-name="Sommario 3" style:family="paragraph" style:parent-style-name="Normale" style:next-style-name="Normale" style:auto-update="true">
      <style:paragraph-properties fo:margin-left="0.3333in">
        <style:tab-stops/>
      </style:paragraph-properties>
      <style:text-properties fo:hyphenate="false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rmaleWeb" style:display-name="Normale (Web)" style:family="paragraph" style:parent-style-name="Normale">
      <style:paragraph-properties fo:text-align="start" fo:margin-top="0.0694in"/>
      <style:text-properties style:font-size-complex="12pt" style:language-asian="en" style:country-asian="GB"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font-weight="normal" style:font-weight-asian="normal" style:font-weight-complex="norma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4479in" text:list-level-position-and-space-mode="label-alignment">
          <style:list-level-label-alignment text:label-followed-by="listtab" fo:margin-left="0.6979in" fo:text-indent="-0.4479in"/>
        </style:list-level-properties>
      </text:list-level-style-number>
      <text:list-level-style-number text:level="3" style:num-format="1" text:display-levels="3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bullet text:level="1" text:style-name="WW_CharLFO2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format="1">
        <style:list-level-properties text:space-before="0in" text:min-label-width="0.375in" text:list-level-position-and-space-mode="label-alignment">
          <style:list-level-label-alignment text:label-followed-by="listtab" fo:margin-left="0.375in" fo:text-indent="-0.37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6" style:num-format="1" text:display-levels="6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7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format="1" text:display-levels="8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9" style:num-format="1" text:display-levels="9">
        <style:list-level-properties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P2" style:parent-style-name="Pièdipagina" style:family="paragraph">
      <style:text-properties fo:font-size="13pt" style:font-size-asian="13pt" style:font-size-complex="13pt" fo:language="it" fo:country="IT"/>
    </style:style>
    <style:style style:name="P3" style:parent-style-name="Pièdipagina" style:family="paragraph">
      <style:paragraph-properties fo:text-align="center"/>
    </style:style>
    <style:style style:name="T4" style:parent-style-name="Car.predefinitoparagrafo" style:family="text">
      <style:text-properties fo:font-size="13pt" style:font-size-asian="13pt" style:font-size-complex="13pt" fo:language="it" fo:country="IT"/>
    </style:style>
  </office:automatic-styles>
  <office:master-styles>
    <style:master-page style:name="MP0" style:page-layout-name="PL0">
      <style:footer>
        <text:p text:style-name="P2"/>
        <text:p text:style-name="P3"><text:span text:style-name="T4"><text:page-number text:fixed="false">2</text:page-number></text:span></text:p>
        <text:p text:style-name="Pièdipagina"/>
        <text:p text:style-name="Normale"/>
        <text:p text:style-name="Norma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ASO LABIENI</meta:initial-creator>
    <dc:creator>TOMMASO LABIENI</dc:creator>
    <meta:creation-date>2022-01-17T10:51:00Z</meta:creation-date>
    <dc:date>2022-01-17T11:24:00Z</dc:date>
    <meta:template xlink:href="Normal.dotm" xlink:type="simple"/>
    <meta:editing-cycles>1</meta:editing-cycles>
    <meta:editing-duration>PT1860S</meta:editing-duration>
    <meta:document-statistic meta:page-count="8" meta:paragraph-count="5" meta:word-count="402" meta:character-count="2692" meta:row-count="19" meta:non-whitespace-character-count="2295"/>
  </office:meta>
</office:document-meta>
</file>